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'Geneva CY', 'DejaVu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left="0cm" fo:margin-right="0cm" fo:margin-top="0cm" fo:margin-bottom="0.397cm" style:line-height-at-least="0.476cm" fo:text-align="start" style:justify-single-word="false" fo:orphans="2" fo:widows="2" fo:text-indent="0cm" style:auto-text-indent="false"/>
    </style:style>
    <style:style style:name="P4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Verdana" fo:font-size="9pt" fo:letter-spacing="normal" fo:font-style="normal" fo:font-weight="normal" style:font-size-asian="9pt" style:font-size-complex="9pt"/>
    </style:style>
    <style:style style:name="T4" style:family="text">
      <style:text-properties fo:font-variant="normal" fo:text-transform="none" fo:color="#333333" style:font-name="Verdana" fo:font-size="9pt" fo:letter-spacing="normal" fo:font-style="normal" fo:font-weight="normal" style:font-size-asian="9pt" style:font-weight-asian="normal" style:font-size-complex="9pt" style:font-weight-complex="normal"/>
    </style:style>
    <style:style style:name="T5" style:family="text">
      <style:text-properties fo:font-variant="normal" fo:text-transform="none" fo:color="#333333" style:font-name="Verdana" fo:font-size="9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33333" style:font-name="Verdana" fo:font-size="9pt" fo:letter-spacing="normal" fo:language="en" fo:country="US" fo:font-style="normal" fo:font-weight="normal"/>
    </style:style>
    <style:style style:name="T7" style:family="text">
      <style:text-properties fo:font-variant="normal" fo:text-transform="none" fo:color="#333333" style:font-name="Verdana" fo:font-size="9pt" fo:letter-spacing="normal" fo:language="en" fo:country="US" fo:font-style="normal" fo:font-weight="normal" style:font-size-asian="9pt" style:font-size-complex="9pt"/>
    </style:style>
    <style:style style:name="T8" style:family="text">
      <style:text-properties fo:font-variant="normal" fo:text-transform="none" fo:color="#333333" style:font-name="Verdana" fo:font-size="9pt" fo:letter-spacing="normal" fo:language="en" fo:country="US" fo:font-style="normal" fo:font-weight="normal" style:font-size-asian="9pt" style:font-weight-asian="normal" style:font-size-complex="9pt" style:font-weight-complex="normal"/>
    </style:style>
    <style:style style:name="T9" style:family="text">
      <style:text-properties fo:font-variant="normal" fo:text-transform="none" fo:color="#333333" style:font-name="Verdana" fo:font-size="9pt" fo:letter-spacing="normal" fo:language="ru" fo:country="RU" fo:font-style="normal" fo:font-weight="normal" style:font-size-asian="9pt" style:font-size-complex="9pt"/>
    </style:style>
    <style:style style:name="T10" style:family="text">
      <style:text-properties fo:font-variant="normal" fo:text-transform="none" fo:color="#333333" style:font-name="Verdana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333333" style:font-name="Verdana" fo:font-size="11pt" fo:letter-spacing="normal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333333" style:font-name="Verdana" fo:font-size="11pt" fo:letter-spacing="normal" fo:language="en" fo:country="US" fo:font-style="normal" fo:font-weight="normal" style:font-size-asian="11pt" style:font-size-complex="11pt"/>
    </style:style>
    <style:style style:name="T13" style:family="text">
      <style:text-properties fo:font-variant="normal" fo:text-transform="none" fo:color="#333333" style:font-name="Verdana" fo:font-size="11pt" fo:letter-spacing="normal" fo:language="ru" fo:country="RU" fo:font-style="normal" fo:font-weight="normal" style:font-size-asian="11pt" style:font-size-complex="11pt"/>
    </style:style>
    <style:style style:name="T14" style:family="text">
      <style:text-properties fo:font-variant="normal" fo:text-transform="none" fo:color="#333333" style:font-name="Verdana" fo:letter-spacing="normal" fo:font-style="normal" fo:font-weight="normal"/>
    </style:style>
    <style:style style:name="T15" style:family="text">
      <style:text-properties fo:font-variant="normal" fo:text-transform="none" fo:color="#333333" style:font-name="Verdana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33333" style:font-name="Verdana" fo:letter-spacing="normal" fo:language="en" fo:country="US" fo:font-style="normal" fo:font-weight="normal"/>
    </style:style>
    <style:style style:name="T17" style:family="text">
      <style:text-properties fo:font-variant="normal" fo:text-transform="none" fo:color="#333333" style:font-name="Verdana" fo:letter-spacing="normal" fo:language="ru" fo:country="RU" fo:font-style="normal" fo:font-weight="normal"/>
    </style:style>
    <style:style style:name="T18" style:family="text">
      <style:text-properties fo:font-variant="normal" fo:text-transform="none" fo:color="#333333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333333" style:font-name="Verdana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333333" style:font-name="Verdana" fo:font-size="12pt" fo:letter-spacing="normal" fo:language="en" fo:country="US" fo:font-style="normal" fo:font-weight="normal" style:font-size-asian="12pt" style:font-size-complex="12pt"/>
    </style:style>
    <style:style style:name="T21" style:family="text">
      <style:text-properties fo:font-variant="normal" fo:text-transform="none" fo:color="#333333" style:font-name="Verdana" fo:font-size="12pt" fo:letter-spacing="normal" fo:language="ru" fo:country="RU" fo:font-style="normal" fo:font-weight="normal" style:font-size-asian="12pt" style:font-size-complex="12pt"/>
    </style:style>
    <style:style style:name="T22" style:family="text">
      <style:text-properties fo:font-variant="normal" fo:text-transform="none" fo:color="#333333" style:font-name="Arial" fo:font-size="9pt" fo:letter-spacing="normal" fo:font-style="normal" fo:font-weight="normal" style:font-size-asian="9pt" style:font-weight-asian="normal" style:font-size-complex="9pt" style:font-weight-complex="normal"/>
    </style:style>
    <style:style style:name="T23" style:family="text">
      <style:text-properties fo:font-variant="normal" fo:text-transform="none" fo:color="#333333" style:font-name="Arial" fo:font-size="9pt" fo:letter-spacing="normal" fo:language="en" fo:country="US" fo:font-style="normal" fo:font-weight="normal" style:font-size-asian="9pt" style:font-weight-asian="normal" style:font-size-complex="9pt" style:font-weight-complex="normal"/>
    </style:style>
    <style:style style:name="T24" style:family="text">
      <style:text-properties fo:font-variant="normal" fo:text-transform="none" fo:color="#333333" style:font-name="Arial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333333" style:font-name="Arial" fo:letter-spacing="normal" fo:language="en" fo:country="US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333333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333333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333333" style:font-name="Arial" fo:font-size="11pt" fo:letter-spacing="normal" fo:language="en" fo:country="US" fo:font-style="normal" fo:font-weight="normal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333333" fo:font-size="11pt" fo:letter-spacing="normal" fo:font-style="normal" fo:font-weight="bold" style:font-size-asian="11pt" style:font-weight-asian="bold" style:font-size-complex="11pt" style:font-weight-complex="bold"/>
    </style:style>
    <style:style style:name="T31" style:family="text">
      <style:text-properties fo:font-variant="normal" fo:text-transform="none" fo:color="#333333" fo:font-size="11pt" fo:letter-spacing="normal" fo:font-style="normal" fo:font-weight="normal" style:font-size-asian="11pt" style:font-size-complex="11pt"/>
    </style:style>
    <style:style style:name="T32" style:family="text">
      <style:text-properties fo:font-variant="normal" fo:text-transform="none" fo:color="#333333" fo:font-size="11pt" fo:letter-spacing="normal" fo:font-style="normal" fo:font-weight="normal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333333" fo:font-size="11pt" fo:letter-spacing="normal" fo:language="en" fo:country="US" fo:font-style="normal" fo:font-weight="normal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333333" fo:font-size="11pt" fo:letter-spacing="normal" fo:language="en" fo:country="US" fo:font-style="normal" fo:font-weight="normal" style:font-size-asian="11pt" style:font-size-complex="11pt"/>
    </style:style>
    <style:style style:name="T35" style:family="text">
      <style:text-properties fo:font-variant="normal" fo:text-transform="none" fo:color="#333333" fo:font-size="11pt" fo:letter-spacing="normal" fo:language="ru" fo:country="RU" fo:font-style="normal" fo:font-weight="normal" style:font-size-asian="11pt" style:font-size-complex="11pt"/>
    </style:style>
    <style:style style:name="T36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38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333333" style:font-name="Times New Roman" fo:font-size="11pt" fo:letter-spacing="normal" fo:font-style="normal" style:font-size-asian="11pt" style:font-size-complex="11pt"/>
    </style:style>
    <style:style style:name="T40" style:family="text">
      <style:text-properties fo:font-variant="normal" fo:text-transform="none" fo:color="#333333" style:font-name="Times New Roman" fo:font-size="11pt" fo:letter-spacing="normal" fo:language="en" fo:country="US" fo:font-style="normal" fo:font-weight="normal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333333" style:font-name="Times New Roman" fo:font-size="11pt" fo:letter-spacing="normal" fo:language="en" fo:country="US" fo:font-style="normal" fo:font-weight="normal" style:font-size-asian="11pt" style:font-size-complex="11pt"/>
    </style:style>
    <style:style style:name="T42" style:family="text">
      <style:text-properties fo:font-variant="normal" fo:text-transform="none" fo:color="#333333" style:font-name="Times New Roman" fo:font-size="11pt" fo:letter-spacing="normal" fo:language="ru" fo:country="RU" fo:font-style="normal" fo:font-weight="normal" style:font-size-asian="11pt" style:font-size-complex="11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marker-end="Arrowhead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marker-end="Arrowhead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marker-start="Arrowhead_20_3" draw:marker-end="Arrowhead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marker-end="Arrowhead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80"/><text:span text:style-name="T1"><text:s text:c="24"/>Сведения </text:span></text:p>
      <text:p text:style-name="P1"><draw:line text:anchor-type="paragraph" draw:z-index="31" draw:style-name="gr8" draw:text-style-name="P6" svg:x1="10.19cm" svg:y1="7.943cm" svg:x2="11.46cm" svg:y2="7.943cm"><text:p/></draw:line><draw:line text:anchor-type="paragraph" draw:z-index="30" draw:style-name="gr8" draw:text-style-name="P6" svg:x1="3.84cm" svg:y1="6.17cm" svg:x2="3.84cm" svg:y2="7.361cm"><text:p/></draw:line><draw:line text:anchor-type="paragraph" draw:z-index="29" draw:style-name="gr7" draw:text-style-name="P6" svg:x1="12.439cm" svg:y1="3.688cm" svg:x2="12.439cm" svg:y2="4.508cm"><text:p/></draw:line><draw:line text:anchor-type="paragraph" draw:z-index="28" draw:style-name="gr6" draw:text-style-name="P6" svg:x1="14.265cm" svg:y1="3.233cm" svg:x2="19.477cm" svg:y2="5.059cm"><text:p/></draw:line><draw:line text:anchor-type="paragraph" draw:z-index="27" draw:style-name="gr6" draw:text-style-name="P6" svg:x1="8.627cm" svg:y1="15.351cm" svg:x2="9.608cm" svg:y2="15.351cm"><text:p/></draw:line><draw:line text:anchor-type="paragraph" draw:z-index="26" draw:style-name="gr6" draw:text-style-name="P6" svg:x1="8.627cm" svg:y1="12.97cm" svg:x2="9.608cm" svg:y2="12.996cm"><text:p/></draw:line><draw:line text:anchor-type="paragraph" draw:z-index="25" draw:style-name="gr6" draw:text-style-name="P6" svg:x1="10.031cm" svg:y1="8.848cm" svg:x2="10.031cm" svg:y2="9.615cm"><text:p/></draw:line><draw:line text:anchor-type="paragraph" draw:z-index="24" draw:style-name="gr6" draw:text-style-name="P6" svg:x1="12.227cm" svg:y1="8.848cm" svg:x2="12.253cm" svg:y2="9.615cm"><text:p/></draw:line><draw:line text:anchor-type="paragraph" draw:z-index="23" draw:style-name="gr6" draw:text-style-name="P6" svg:x1="14.45cm" svg:y1="2.942cm" svg:x2="15.27cm" svg:y2="2.942cm"><text:p/></draw:line><draw:line text:anchor-type="paragraph" draw:z-index="22" draw:style-name="gr6" draw:text-style-name="P6" svg:x1="10.349cm" svg:y1="2.916cm" svg:x2="9.608cm" svg:y2="2.942cm"><text:p/></draw:line><draw:line text:anchor-type="paragraph" draw:z-index="17" draw:style-name="gr3" draw:text-style-name="P6" svg:x1="10.587cm" svg:y1="3.286cm" svg:x2="5.639cm" svg:y2="5.138cm"><text:p/></draw:line><draw:line text:anchor-type="paragraph" draw:z-index="21" draw:style-name="gr5" draw:text-style-name="P6" svg:x1="9.423cm" svg:y1="3.794cm" svg:x2="10.561cm" svg:y2="5.138cm"><text:p/></draw:line><draw:line text:anchor-type="paragraph" draw:z-index="20" draw:style-name="gr4" draw:text-style-name="P6" svg:x1="9.423cm" svg:y1="3.794cm" svg:x2="10.587cm" svg:y2="5.138cm"><text:p/></draw:line><draw:line text:anchor-type="paragraph" draw:z-index="19" draw:style-name="gr3" draw:text-style-name="P6" svg:x1="14cm" svg:y1="3.471cm" svg:x2="17.096cm" svg:y2="7.022cm"><text:p/></draw:line><draw:line text:anchor-type="paragraph" draw:z-index="18" draw:style-name="gr3" draw:text-style-name="P6" svg:x1="11.275cm" svg:y1="3.577cm" svg:x2="5.639cm" svg:y2="6.995cm"><text:p/></draw:line><draw:line text:anchor-type="paragraph" draw:z-index="16" draw:style-name="gr2" draw:text-style-name="P6" svg:x1="8.602cm" svg:y1="10.403cm" svg:x2="8.628cm" svg:y2="15.351cm"><text:p/></draw:line><draw:line text:anchor-type="paragraph" draw:z-index="15" draw:style-name="gr2" draw:text-style-name="P6" svg:x1="9.581cm" svg:y1="10.403cm" svg:x2="8.602cm" svg:y2="10.403cm"><text:p/></draw:line><draw:line text:anchor-type="paragraph" draw:z-index="14" draw:style-name="gr2" draw:text-style-name="P6" svg:x1="12.836cm" svg:y1="5.752cm" svg:x2="13.894cm" svg:y2="7.022cm"><text:p/></draw:line><draw:line text:anchor-type="paragraph" draw:z-index="13" draw:style-name="gr2" draw:text-style-name="P6" svg:x1="11.645cm" svg:y1="5.752cm" svg:x2="9.687cm" svg:y2="7.022cm"><text:p/></draw:line><draw:rect text:anchor-type="paragraph" draw:z-index="12" draw:style-name="gr1" draw:text-style-name="P6" svg:width="6.43cm" svg:height="1.985cm" svg:x="9.608cm" svg:y="14.346cm"><text:p text:style-name="P6">Творческие группы </text:p><text:p text:style-name="P6">преподавателей</text:p></draw:rect><draw:rect text:anchor-type="paragraph" draw:z-index="11" draw:style-name="gr1" draw:text-style-name="P6" svg:width="6.43cm" svg:height="1.906cm" svg:x="9.608cm" svg:y="11.97cm"><text:p text:style-name="P6">Аттестационная комиссия</text:p></draw:rect><draw:rect text:anchor-type="paragraph" draw:z-index="10" draw:style-name="gr1" draw:text-style-name="P6" svg:width="6.43cm" svg:height="1.8cm" svg:x="9.581cm" svg:y="9.615cm"><text:p text:style-name="P6">Методический совет</text:p></draw:rect><draw:rect text:anchor-type="paragraph" draw:z-index="9" draw:style-name="gr1" draw:text-style-name="P6" svg:width="5.689cm" svg:height="1.826cm" svg:x="17.096cm" svg:y="7.022cm"><text:p text:style-name="P6">Обслуживающий персонал</text:p></draw:rect><draw:rect text:anchor-type="paragraph" draw:z-index="8" draw:style-name="gr1" draw:text-style-name="P6" svg:width="5.425cm" svg:height="1.826cm" svg:x="11.116cm" svg:y="7.022cm"><text:p text:style-name="P6">Учебно-воспитательная </text:p><text:p text:style-name="P6">работа (методическая работа)</text:p></draw:rect><draw:rect text:anchor-type="paragraph" draw:z-index="7" draw:style-name="gr1" draw:text-style-name="P6" svg:width="4.525cm" svg:height="1.826cm" svg:x="6.115cm" svg:y="7.022cm"><text:p text:style-name="P6">Учебно-воспитательная</text:p><text:p text:style-name="P6">работа (учебная работа)</text:p></draw:rect><draw:rect text:anchor-type="paragraph" draw:z-index="6" draw:style-name="gr1" draw:text-style-name="P6" svg:width="3.493cm" svg:height="2.117cm" svg:x="19.477cm" svg:y="3.9cm"><text:p text:style-name="P6">Централизованная</text:p><text:p text:style-name="P6">бухгалтерия</text:p></draw:rect><draw:rect text:anchor-type="paragraph" draw:z-index="5" draw:style-name="gr1" draw:text-style-name="P6" svg:width="3.917cm" svg:height="1.244cm" svg:x="10.56cm" svg:y="4.509cm"><text:p text:style-name="P6">Зам.директора</text:p></draw:rect><draw:rect text:anchor-type="paragraph" draw:z-index="4" draw:style-name="gr1" draw:text-style-name="P6" svg:width="3.414cm" svg:height="1.853cm" svg:x="2.226cm" svg:y="6.996cm"><text:p text:style-name="P6">Общешкольное </text:p><text:p text:style-name="P6">родительское</text:p><text:p text:style-name="P6">собрание</text:p></draw:rect><draw:rect text:anchor-type="paragraph" draw:z-index="3" draw:style-name="gr1" draw:text-style-name="P6" svg:width="3.44cm" svg:height="2.329cm" svg:x="2.2cm" svg:y="3.953cm"><text:p text:style-name="P6">Попечительский</text:p><text:p text:style-name="P6">совет</text:p></draw:rect><draw:rect text:anchor-type="paragraph" draw:z-index="2" draw:style-name="gr1" draw:text-style-name="P6" svg:width="3.97cm" svg:height="1.535cm" svg:x="15.27cm" svg:y="2.18cm"><text:p text:style-name="P6">Общее собрание</text:p><text:p text:style-name="P6">трудового </text:p><text:p text:style-name="P6">коллектива</text:p></draw:rect><draw:rect text:anchor-type="paragraph" draw:z-index="1" draw:style-name="gr1" draw:text-style-name="P6" svg:width="3.678cm" svg:height="1.535cm" svg:x="5.93cm" svg:y="2.26cm"><text:p text:style-name="P6">Педагогический </text:p><text:p text:style-name="P6">совет</text:p></draw:rect><draw:ellipse text:anchor-type="paragraph" draw:z-index="0" draw:style-name="gr1" draw:text-style-name="P6" svg:width="4.102cm" svg:height="1.535cm" svg:x="10.349cm" svg:y="2.154cm"><text:p text:style-name="P6">Директор</text:p></draw:ellipse> <text:s text:c="70"/>о структуре образовательного учреждени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Strong_20_Emphasis"><text:span text:style-name="T36">Полное наименование образовательного учреждения:</text:span></text:span><text:bookmark text:name="full_name"/><text:span text:style-name="Strong_20_Emphasis"><text:span text:style-name="T37"> Муниципальное казённое образовательное учреждение дополнительного образования детей «Поныровская детская школа искусств» Поныровского района Курской области</text:span></text:span></text:p>
      <text:p text:style-name="Text_20_body"><text:span text:style-name="Strong_20_Emphasis"><text:span text:style-name="T36">Сокращенное </text:span></text:span><text:span text:style-name="Strong_20_Emphasis"><text:span text:style-name="T38"><text:s/></text:span></text:span><text:span text:style-name="Strong_20_Emphasis"><text:span text:style-name="T36">наименование образовательного </text:span></text:span><text:span text:style-name="Strong_20_Emphasis"><text:span text:style-name="T38"><text:s/></text:span></text:span><text:span text:style-name="Strong_20_Emphasis"><text:span text:style-name="T36">учреждения: </text:span></text:span><text:span text:style-name="Strong_20_Emphasis"><text:span text:style-name="T42">МКОУДОД «Поныровская детская школа искусств»</text:span></text:span><text:span text:style-name="Strong_20_Emphasis"><text:span text:style-name="T37"> </text:span></text:span></text:p>
      <text:p text:style-name="P3"><text:span text:style-name="Strong_20_Emphasis"><text:span text:style-name="T36">Руководитель:</text:span></text:span><text:span text:style-name="Strong_20_Emphasis"><text:span text:style-name="T37"> Бувина Инна Васильевна</text:span></text:span></text:p>
      <text:p text:style-name="P3"><text:span text:style-name="Strong_20_Emphasis"><text:span text:style-name="T36">Тип образовательного учреждения (организации): </text:span></text:span><text:span text:style-name="Strong_20_Emphasis"><text:span text:style-name="T37">Учреждение дополнительного образования детей</text:span></text:span></text:p>
      <text:p text:style-name="P3"><text:span text:style-name="Strong_20_Emphasis"><text:span text:style-name="T36">Вид образовательного учреждения (организации):</text:span></text:span><text:bookmark text:name="class_eo"/><text:span text:style-name="T37">Детская школа искусств</text:span></text:p>
      <text:p text:style-name="P3"><text:span text:style-name="Strong_20_Emphasis"><text:span text:style-name="T36">Учредитель:</text:span></text:span><text:bookmark text:name="uchred"/><text:span text:style-name="Strong_20_Emphasis"><text:span text:style-name="T36"> </text:span></text:span><text:span text:style-name="Strong_20_Emphasis"><text:span text:style-name="T37">Муниципальный район «Поныровский район» Курской области</text:span></text:span></text:p>
      <text:p text:style-name="P3"><text:span text:style-name="Strong_20_Emphasis"><text:span text:style-name="T36">Адрес главного здания:</text:span></text:span><text:span text:style-name="Strong_20_Emphasis"><text:span text:style-name="T37">306000 Курская область, Поныровский район, п.Поныри, ул.Ново-Почтовая,д.2</text:span></text:span></text:p>
      <text:p text:style-name="P3"><text:span text:style-name="Strong_20_Emphasis"><text:span text:style-name="T36">Адрес структурных подразделений:</text:span></text:span><text:bookmark text:name="address_second"/><text:span text:style-name="Strong_20_Emphasis"><text:span text:style-name="T37"> </text:span></text:span><text:span text:style-name="T37">нет</text:span></text:p>
      <text:p text:style-name="P3"><text:span text:style-name="Strong_20_Emphasis"><text:span text:style-name="T36">Телефон (факс):</text:span></text:span><text:bookmark text:name="tel"/><text:span text:style-name="Strong_20_Emphasis"><text:span text:style-name="T37">8(47135) 2-13-95/ 8(47135) 2-16-58</text:span></text:span></text:p>
      <text:p text:style-name="P3"><text:span text:style-name="Strong_20_Emphasis"><text:span text:style-name="T36">Адрес электронной почты:</text:span></text:span><text:bookmark text:name="email"/><text:span text:style-name="Strong_20_Emphasis"><text:span text:style-name="T37"> </text:span></text:span><text:span text:style-name="Strong_20_Emphasis"><text:span text:style-name="T41">ponyry.dshi@gmail.com</text:span></text:span></text:p>
      <text:p text:style-name="P3"><text:span text:style-name="Strong_20_Emphasis"><text:span text:style-name="T36">Основной государственный регистрационный номер (ОГРН):</text:span></text:span><text:bookmark text:name="ogrn"/><text:span text:style-name="Strong_20_Emphasis"><text:span text:style-name="T41">1024600810772</text:span></text:span></text:p>
      <text:p text:style-name="P3"><text:span text:style-name="Strong_20_Emphasis"><text:span text:style-name="T36">Идентификационный номер налогоплательщика (ИНН):</text:span></text:span><text:bookmark text:name="inn"/><text:span text:style-name="Strong_20_Emphasis"><text:span text:style-name="T41">4618002865</text:span></text:span></text:p>
      <text:p text:style-name="P3"><text:span text:style-name="Strong_20_Emphasis"><text:span text:style-name="T36">Код причины постановки на учёт (КПП):</text:span></text:span><text:bookmark text:name="kpp"/><text:span text:style-name="Strong_20_Emphasis"><text:span text:style-name="T41">461801001</text:span></text:span></text:p>
      <text:p text:style-name="P4"><text:s text:c="95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Verdana" svg:font-family="Verdana, 'Geneva CY', 'DejaVu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head_20_1" draw:display-name="Arrowhead 1" svg:viewBox="0 0 20 30" svg:d="m10 0-10 30h20z"/>
    <draw:marker draw:name="Arrowhead_20_2" draw:display-name="Arrowhead 2" svg:viewBox="0 0 1131 1918" svg:d="m737 1131h394l-564-1131-567 1131h398l-398 787h1131z"/>
    <draw:marker draw:name="Arrowhead_20_3" draw:display-name="Arrowhead 3" svg:viewBox="0 0 1013 1130" svg:d="m1009 1050-449-1008-22-30-29-12-34 12-21 26-449 1012-5 13v8l5 21 12 21 17 13 21 4h903l21-4 21-13 9-21 4-21v-8z"/>
    <draw:marker draw:name="Arrowhead_20_4" draw:display-name="Arrowhead 4" svg:viewBox="0 0 1131 902" svg:d="m564 0-564 902h1131z"/>
    <draw:marker draw:name="Arrowhead_20_5" draw:display-name="Arrowhead 5" svg:viewBox="0 0 1131 1580" svg:d="m1013 1491 118 89-567-1580-564 1580 114-85 136-68 148-46 161-17 161 13 153 46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2:44:39.53</meta:creation-date>
    <meta:print-date>2012-10-26T16:01:40.57</meta:print-date>
    <dc:date>2012-10-31T18:07:06.90</dc:date>
    <meta:editing-duration>PT2M24S</meta:editing-duration>
    <meta:editing-cycles>9</meta:editing-cycles>
    <meta:generator>LibreOffice/3.5$Windows_x86 LibreOffice_project/165a79a-7059095-e13bb37-fef39a4-9503d18</meta:generator>
    <meta:document-statistic meta:table-count="0" meta:image-count="0" meta:object-count="0" meta:page-count="2" meta:paragraph-count="16" meta:word-count="95" meta:character-count="1283" meta:non-whitespace-character-count="929"/>
  </office:meta>
</office:document-meta>
</file>